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table:style-name="ce1" office:value-type="string" calcext:value-type="string">
            <text:p>Exist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выписка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выписка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выписка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выписка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выписка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выписка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выписка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выписка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выписка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выписка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выписка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выписка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выписка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выписка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выписка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выписка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выписка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выписка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выписка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выписка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string" calcext:value-type="string">
            <text:p>898a</text:p>
          </table:table-cell>
          <table:table-cell office:value-type="string" calcext:value-type="string">
            <text:p>выписка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выписка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выписка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выписка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выписка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выписка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выписка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выписка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выписка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выписка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выписка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выписка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выписка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выписка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выписка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выписка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выписка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выписка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смерть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смерть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смерть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смерть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смерть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смерть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смерть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смерть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смерть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смерть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смерть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смерть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смерть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смерть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смерть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смерть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смерть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string" calcext:value-type="string">
            <text:p>CDPS218</text:p>
          </table:table-cell>
          <table:table-cell office:value-type="string" calcext:value-type="string">
            <text:p>здоровый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string" calcext:value-type="string">
            <text:p>CDPS241</text:p>
          </table:table-cell>
          <table:table-cell office:value-type="string" calcext:value-type="string">
            <text:p>здоровый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string" calcext:value-type="string">
            <text:p>CDPS242</text:p>
          </table:table-cell>
          <table:table-cell office:value-type="string" calcext:value-type="string">
            <text:p>здоровый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string" calcext:value-type="string">
            <text:p>CDPS243</text:p>
          </table:table-cell>
          <table:table-cell office:value-type="string" calcext:value-type="string">
            <text:p>здоровый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string" calcext:value-type="string">
            <text:p>CDPS244</text:p>
          </table:table-cell>
          <table:table-cell office:value-type="string" calcext:value-type="string">
            <text:p>здоровый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string" calcext:value-type="string">
            <text:p>CDPS250</text:p>
          </table:table-cell>
          <table:table-cell office:value-type="string" calcext:value-type="string">
            <text:p>здоровый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string" calcext:value-type="string">
            <text:p>CDPS254</text:p>
          </table:table-cell>
          <table:table-cell office:value-type="string" calcext:value-type="string">
            <text:p>здоровый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string" calcext:value-type="string">
            <text:p>CDPS262</text:p>
          </table:table-cell>
          <table:table-cell office:value-type="string" calcext:value-type="string">
            <text:p>здоровый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.00.0000</text:date>, <text:time style:data-style-name="N2" text:time-value="13:47:54.90594018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3:44:17.817378764</meta:creation-date>
    <dc:date>2022-07-07T13:53:31.894981582</dc:date>
    <meta:editing-duration>PT6M19S</meta:editing-duration>
    <meta:editing-cycles>2</meta:editing-cycles>
    <meta:generator>LibreOffice/6.4.7.2$Linux_X86_64 LibreOffice_project/40$Build-2</meta:generator>
    <meta:document-statistic meta:table-count="1" meta:cell-count="312" meta:object-count="0"/>
  </office:meta>
</office:document-meta>
</file>